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SFMono-Regular" svg:font-family="SFMono-Regular, Consolas, 'Liberation Mono', Menlo, Courier, monospace"/>
    <style:font-face style:name="apple-system" svg:font-family="apple-system, BlinkMacSystemFont, 'Segoe UI', Helvetica, Arial, sans-serif, 'Apple Color Emoji', 'Segoe UI Emoji', 'Segoe UI Symbol'"/>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76434" officeooo:paragraph-rsid="00176434"/>
    </style:style>
    <style:style style:name="P2" style:family="paragraph" style:parent-style-name="Standard">
      <style:text-properties fo:font-weight="bold" officeooo:rsid="00176434" officeooo:paragraph-rsid="00190300" style:font-weight-asian="bold" style:font-weight-complex="bold"/>
    </style:style>
    <style:style style:name="P3" style:family="paragraph" style:parent-style-name="Text_20_body">
      <style:paragraph-properties fo:margin-left="0cm" fo:margin-right="0cm" fo:text-indent="0cm" style:auto-text-indent="false"/>
    </style:style>
    <style:style style:name="P4" style:family="paragraph" style:parent-style-name="Text_20_body">
      <style:paragraph-properties fo:margin-left="0cm" fo:margin-right="0cm" fo:text-indent="0cm" style:auto-text-indent="false"/>
      <style:text-properties fo:font-size="15pt" fo:font-weight="bold" officeooo:rsid="0015a957" officeooo:paragraph-rsid="0015a957" style:font-size-asian="15pt" style:font-weight-asian="bold" style:font-size-complex="15pt" style:font-weight-complex="bold"/>
    </style:style>
    <style:style style:name="P5" style:family="paragraph" style:parent-style-name="Text_20_body">
      <style:paragraph-properties fo:margin-left="0cm" fo:margin-right="0cm" fo:margin-top="0cm" fo:margin-bottom="0.423cm" loext:contextual-spacing="false" fo:orphans="2" fo:widows="2" fo:text-indent="0cm" style:auto-text-indent="false"/>
    </style:style>
    <style:style style:name="P6" style:family="paragraph" style:parent-style-name="Text_20_body">
      <style:paragraph-properties fo:margin-left="0cm" fo:margin-right="0cm" fo:margin-top="0cm" fo:margin-bottom="0.423cm" loext:contextual-spacing="false" fo:orphans="2" fo:widows="2" fo:text-indent="0cm" style:auto-text-indent="false"/>
      <style:text-properties fo:font-variant="normal" fo:text-transform="none" fo:color="#24292e" style:font-name="apple-system" fo:font-size="12pt" fo:letter-spacing="normal" fo:font-style="normal" fo:font-weight="normal"/>
    </style:style>
    <style:style style:name="P7" style:family="paragraph" style:parent-style-name="Text_20_body" style:list-style-name="L1">
      <style:paragraph-properties fo:margin-top="0.423cm" fo:margin-bottom="0.423cm" loext:contextual-spacing="false" fo:orphans="2" fo:widows="2"/>
      <style:text-properties fo:font-variant="normal" fo:text-transform="none" fo:color="#24292e" style:font-name="apple-system" fo:font-size="12pt" fo:letter-spacing="normal" fo:font-style="normal" fo:font-weight="normal"/>
    </style:style>
    <style:style style:name="P8" style:family="paragraph" style:parent-style-name="Text_20_body">
      <style:paragraph-properties fo:margin-top="0.423cm" fo:margin-bottom="0.423cm" loext:contextual-spacing="false" fo:orphans="2" fo:widows="2"/>
      <style:text-properties fo:font-variant="normal" fo:text-transform="none" fo:color="#24292e" style:font-name="apple-system" fo:font-size="12pt" fo:letter-spacing="normal" fo:font-style="normal" fo:font-weight="bold" officeooo:paragraph-rsid="0017482d" style:font-weight-asian="bold" style:font-weight-complex="bold"/>
    </style:style>
    <style:style style:name="P9" style:family="paragraph" style:parent-style-name="Heading_20_1">
      <style:text-properties fo:font-variant="normal" fo:text-transform="none" fo:color="#24292e" style:font-name="apple-system" fo:letter-spacing="normal" fo:font-style="normal" fo:font-weight="bold"/>
    </style:style>
    <style:style style:name="P10" style:family="paragraph" style:parent-style-name="Heading_20_2">
      <style:paragraph-properties fo:margin-left="0cm" fo:margin-right="0cm" fo:margin-top="0.635cm" fo:margin-bottom="0.423cm" loext:contextual-spacing="false" fo:line-height="125%" fo:orphans="2" fo:widows="2" fo:text-indent="0cm" style:auto-text-indent="false" fo:padding-left="0cm" fo:padding-right="0cm" fo:padding-top="0cm" fo:padding-bottom="0.049cm" fo:border-left="none" fo:border-right="none" fo:border-top="none" fo:border-bottom="0.06pt solid #eaecef"/>
      <style:text-properties fo:font-variant="normal" fo:text-transform="none" fo:color="#24292e" style:font-name="apple-system" fo:letter-spacing="normal" fo:font-style="normal" fo:font-weight="bold"/>
    </style:style>
    <style:style style:name="T1" style:family="text">
      <style:text-properties fo:font-variant="normal" fo:text-transform="none" fo:color="#24292e" style:font-name="apple-system" fo:font-size="12pt" fo:letter-spacing="normal" fo:font-style="normal"/>
    </style:style>
    <style:style style:name="T2" style:family="text">
      <style:text-properties fo:font-variant="normal" fo:text-transform="none" fo:color="#24292e" style:font-name="apple-system" fo:font-size="12pt" fo:letter-spacing="normal" fo:font-style="normal" fo:font-weight="bold"/>
    </style:style>
    <style:style style:name="T3" style:family="text">
      <style:text-properties fo:font-variant="normal" fo:text-transform="none" fo:color="#24292e" style:font-name="apple-system" fo:font-size="12pt" fo:letter-spacing="normal" fo:font-style="normal" fo:font-weight="normal"/>
    </style:style>
    <style:style style:name="T4" style:family="text">
      <style:text-properties officeooo:rsid="0017482d"/>
    </style:style>
    <text:list-style style:name="L1">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 text:outline-level="1">Map Reduce</text:h>
      <text:h text:style-name="P10" text:outline-level="2"><text:bookmark text:name="user-content-assignment-statement"/>Assignment statement</text:h>
      <text:p text:style-name="P5"><text:span text:style-name="Strong_20_Emphasis"><text:span text:style-name="T2">Functionality Description</text:span></text:span></text:p>
      <text:p text:style-name="P6">The user wants to set a Goal to achieve something. Goal contains the baseline(current consumption) value and goal value. Also the period.</text:p>
      <text:p text:style-name="P6">For eg. lets say user wants to reduce their monthly electricity bill by some amount/percentage. So he/she will set a Goal for the same.</text:p>
      <text:p text:style-name="P6">Now user will set different targets to achieve the overall Goal. Target contains the baseline(current consumption) value and target value. Also the period.</text:p>
      <text:p text:style-name="P6">For eg. user will set lower the usage time of refrigerator for 15 days. Another target will be lower the water heater usage by 20%.</text:p>
      <text:p text:style-name="P6">Now user will add records for target stating the actual progress.</text:p>
      <text:p text:style-name="P5"><text:span text:style-name="Strong_20_Emphasis"><text:span text:style-name="T2">Technical Description</text:span></text:span></text:p>
      <text:p text:style-name="P6">There are some Goals configured in system. Each Goal has multiple Targets associated to it which achieves ultimate Goal. Each Target has records which holds the data. The data contains Actual value and Target value and Timeline.</text:p>
      <text:list xml:id="list3787567682" text:style-name="L1">
        <text:list-item>
          <text:p text:style-name="P7">Consolidate Targets specific data over timeline.</text:p>
        </text:list-item>
        <text:list-item>
          <text:p text:style-name="P7">Calculate deviation for each Target.</text:p>
        </text:list-item>
      </text:list>
      <text:p text:style-name="P6">Formula: Deviation = Actual Value - Target Value</text:p>
      <text:p text:style-name="P3"><text:bookmark text:name="user-content-query"/><text:line-break/>-------------------</text:p>
      <text:p text:style-name="P4">Query</text:p>
      <text:p text:style-name="P8"><text:span text:style-name="T4">1 .</text:span>Consolidate Targets specific data over timeline.</text:p>
      <text:p text:style-name="Standard"><text:tab/> db.target_records.mapReduce(</text:p>
      <text:p text:style-name="Standard"><text:tab/><text:tab/><text:tab/>function(){</text:p>
      <text:p text:style-name="Standard"><text:tab/><text:tab/><text:tab/><text:tab/>var key = this.timeline;</text:p>
      <text:p text:style-name="Standard"><text:tab/><text:tab/><text:tab/><text:tab/>var value ={</text:p>
      <text:p text:style-name="Standard"><text:tab/><text:tab/><text:tab/><text:tab/><text:tab/>target_value: this.target_value,</text:p>
      <text:p text:style-name="Standard"><text:tab/><text:tab/><text:tab/><text:tab/><text:tab/>actual_value: this.actual_value,</text:p>
      <text:p text:style-name="Standard"><text:soft-page-break/><text:tab/><text:tab/><text:tab/><text:tab/><text:tab/>start_date: this.start_date,</text:p>
      <text:p text:style-name="Standard"><text:tab/><text:tab/><text:tab/><text:tab/><text:tab/>end_date: this.end_date ,</text:p>
      <text:p text:style-name="Standard"><text:tab/><text:tab/><text:tab/><text:tab/><text:tab/>sys_indicator_name: this.sys_indicator_name,</text:p>
      <text:p text:style-name="Standard"><text:tab/><text:tab/><text:tab/><text:tab/><text:tab/>timeline: this.timeline</text:p>
      <text:p text:style-name="Standard"><text:tab/><text:tab/><text:tab/><text:tab/><text:tab/>deviation: this.actual_value - this.target_value</text:p>
      <text:p text:style-name="Standard"><text:tab/><text:tab/><text:tab/><text:tab/>}</text:p>
      <text:p text:style-name="Standard"><text:tab/><text:tab/><text:tab/> emit(key,value);</text:p>
      <text:p text:style-name="Standard"><text:tab/><text:tab/><text:tab/>},</text:p>
      <text:p text:style-name="Standard"><text:tab/><text:tab/><text:tab/>function(key,values){</text:p>
      <text:p text:style-name="Standard"><text:tab/><text:tab/><text:tab/><text:tab/>var deviation = this.actual_value - this</text:p>
      <text:p text:style-name="Standard"><text:tab/><text:tab/><text:tab/>return Array.values</text:p>
      <text:p text:style-name="Standard"/>
      <text:p text:style-name="Standard"><text:tab/><text:tab/><text:tab/>},</text:p>
      <text:p text:style-name="Standard"><text:tab/><text:tab/><text:tab/>{</text:p>
      <text:p text:style-name="Standard"><text:tab/><text:tab/><text:tab/><text:tab/>query :{$or: [{timeline : 2010}, {timeline : 2011},{timeline : 2012} ,{timeline : 2013},{timeline : 2014},{timeline : 2015},{timeline : 2016},{timeline : 2017},{timeline : 2018},{timeline : 2019},{timeline : 2020}] },</text:p>
      <text:p text:style-name="Standard"><text:tab/><text:tab/><text:tab/><text:tab/>out : {inline: 1}</text:p>
      <text:p text:style-name="Standard"><text:tab/><text:tab/><text:tab/>}</text:p>
      <text:p text:style-name="Standard"><text:tab/><text:tab/><text:tab/>)</text:p>
      <text:p text:style-name="Standard"/>
      <text:p text:style-name="P2">2. <text:span text:style-name="T1">Calculate deviation for each Target.</text:span></text:p>
      <text:p text:style-name="P1"/>
      <text:p text:style-name="P1">var mapFunction = function() {</text:p>
      <text:p text:style-name="P1"><text:tab/>var key = this.timeline;</text:p>
      <text:p text:style-name="P1"><text:tab/>var value ={</text:p>
      <text:p text:style-name="P1"><text:tab/><text:tab/>target_value: this.target_value,</text:p>
      <text:p text:style-name="P1"><text:tab/><text:tab/>actual_value: this.actual_value,</text:p>
      <text:p text:style-name="P1"><text:tab/><text:tab/>start_date: this.start_date,</text:p>
      <text:p text:style-name="P1"><text:tab/><text:tab/>end_date: this.end_date ,</text:p>
      <text:p text:style-name="P1"><text:tab/><text:tab/>sys_indicator_name: this.sys_indicator_name,</text:p>
      <text:p text:style-name="P1"><text:tab/><text:tab/>timeline: this.timeline</text:p>
      <text:p text:style-name="P1"><text:tab/>}</text:p>
      <text:p text:style-name="P1"><text:tab/>emit( key, value );</text:p>
      <text:p text:style-name="P1">};</text:p>
      <text:p text:style-name="P1"/>
      <text:p text:style-name="P1">var reducedFunction = function(key,values){</text:p>
      <text:p text:style-name="P1"><text:tab/>var reducedObject = {</text:p>
      <text:p text:style-name="P1"><text:tab/><text:tab/>timeline: key,</text:p>
      <text:p text:style-name="P1"><text:tab/><text:tab/>deviation: 0,</text:p>
      <text:p text:style-name="P1"><text:tab/>};</text:p>
      <text:p text:style-name="P1"/>
      <text:p text:style-name="P1"><text:tab/>values.forEach( function(value) {</text:p>
      <text:p text:style-name="P1"><text:tab/><text:tab/>reducedObject.deviation = value.actual_value - value.target_value;</text:p>
      <text:p text:style-name="P1"><text:tab/><text:tab/>}</text:p>
      <text:p text:style-name="P1"><text:tab/><text:tab/>);</text:p>
      <text:p text:style-name="P1"><text:tab/>return reducedObject;</text:p>
      <text:p text:style-name="P1">};</text:p>
      <text:p text:style-name="P1"/>
      <text:p text:style-name="P1">var finalizeFunction = function (key, reducedValue) {</text:p>
      <text:p text:style-name="P1"><text:tab/>return reducedValue;</text:p>
      <text:p text:style-name="P1">};</text:p>
      <text:p text:style-name="P1"><text:soft-page-break/></text:p>
      <text:p text:style-name="P1">db.target_records.mapReduce(</text:p>
      <text:p text:style-name="P1"><text:tab/>mapFunction,</text:p>
      <text:p text:style-name="P1"><text:tab/>reducedFunction,</text:p>
      <text:p text:style-name="P1"><text:tab/>{</text:p>
      <text:p text:style-name="P1"><text:tab/><text:tab/>query :{$or: [{timeline : 2010}, {timeline : 2011},{timeline : 2012} ,{timeline : 2013},{timeline : 2014},{timeline : 2015},{timeline : 2016},{timeline : 2017},{timeline : 2018},{timeline : 2019},{timeline : 2020}] },</text:p>
      <text:p text:style-name="P1"><text:tab/><text:tab/>out: {inline: 1},</text:p>
      <text:p text:style-name="P1"><text:tab/><text:tab/>finalize: finalizeFunction</text:p>
      <text:p text:style-name="P1"><text:tab/>}</text:p>
      <text:p text:style-name="P1"><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SFMono-Regular" svg:font-family="SFMono-Regular, Consolas, 'Liberation Mono', Menlo, Courier, monospace"/>
    <style:font-face style:name="apple-system" svg:font-family="apple-system, BlinkMacSystemFont, 'Segoe UI', Helvetica, Arial, sans-serif, 'Apple Color Emoji', 'Segoe UI Emoji', 'Segoe UI Symbol'"/>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18T10:31:21.648605777</meta:creation-date>
    <dc:date>2019-07-18T10:38:49.080381334</dc:date>
    <meta:editing-duration>PT7M31S</meta:editing-duration>
    <meta:editing-cycles>6</meta:editing-cycles>
    <meta:generator>LibreOffice/6.0.7.3$Linux_X86_64 LibreOffice_project/00m0$Build-3</meta:generator>
    <meta:document-statistic meta:table-count="0" meta:image-count="0" meta:object-count="0" meta:page-count="3" meta:paragraph-count="75" meta:word-count="366" meta:character-count="2838" meta:non-whitespace-character-count="2417"/>
  </office:meta>
</office:document-meta>
</file>